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LUIS NEYR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VICOLA DON LUCHO S.A.C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NEIRA ZARATE, LUIS ALEJANDR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4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2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9191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4:5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6:0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04:58:3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